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RK 5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RELEASES A DEMON-POSSESSED MAN (5:1-20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RELEASES A DEMON-POSSESSED MAN (5:1-20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despair (5:1-5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despair (5:1-5):<text:s text:c="1"/></text:span><text:span text:style-name="a504" text:class-names=""/></text:p>
          </draw:text-box>
          <svg:title/>
          <svg:desc/>
        </draw:frame>
        <draw:frame draw:id="id95" presentation:style-name="a519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man lives among the tombs (5:1-3a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No one can keep him chained (5:3b-4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He constantly screams out and hits himself with stones (5:5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4" draw:style-name="a520" draw:master-page-name="Master1-Layout12-tx-Title-and-Text" presentation:presentation-page-layout-name="Master1-PPL12" draw:id="Slide-259">
        <draw:frame draw:id="id96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JESUS RELEASES A DEMON-POSSESSED MAN (5:1-20)<text:s text:c="1"/></text:span><text:span text:style-name="a522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despair (5:1-5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deliverance (5:6-13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e deliverance (5:6-13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panic of these demons (5:6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plea of these demons (5:8-13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plea of these demons (5:8-13)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request (5:9-1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results (5:13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release (5: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2-tx-Title-and-Text" presentation:presentation-page-layout-name="Master1-PPL12" draw:id="Slide-262">
        <draw:frame draw:id="id102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deliverance (5:6-13):<text:s text:c="1"/></text:span><text:span text:style-name="a570" text:class-names=""/></text:p>
          </draw:text-box>
          <svg:title/>
          <svg:desc/>
        </draw:frame>
        <draw:frame draw:id="id103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 panic of these demons (5:6-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plea of these demons (5:8-13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12-tx-Title-and-Text" presentation:presentation-page-layout-name="Master1-PPL12" draw:id="Slide-263">
        <draw:frame draw:id="id104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JESUS RELEASES A DEMON-POSSESSED MAN (5:1-20)<text:s text:c="1"/></text:span><text:span text:style-name="a585" text:class-names=""/></text:p>
          </draw:text-box>
          <svg:title/>
          <svg:desc/>
        </draw:frame>
        <draw:frame draw:id="id105" presentation:style-name="a600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The despair (5:1-5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deliverance (5:6-13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disbelief (5:14-17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9" draw:style-name="a601" draw:master-page-name="Master1-Layout12-tx-Title-and-Text" presentation:presentation-page-layout-name="Master1-PPL12" draw:id="Slide-264">
        <draw:frame draw:id="id106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disbelief (5:14-17):<text:s text:c="1"/></text:span><text:span text:style-name="a603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What they see (5:14-16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What they say (5:17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JESUS RELEASES A DEMON-POSSESSED MAN (5:1-20)<text:s text:c="1"/></text:span><text:span text:style-name="a618" text:class-names=""/></text:p>
          </draw:text-box>
          <svg:title/>
          <svg:desc/>
        </draw:frame>
        <draw:frame draw:id="id109" presentation:style-name="a636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despair (5:1-5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deliverance (5:6-13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disbelief (5:14-17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desire (5:18-20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1" draw:style-name="a637" draw:master-page-name="Master1-Layout12-tx-Title-and-Text" presentation:presentation-page-layout-name="Master1-PPL12" draw:id="Slide-266">
        <draw:frame draw:id="id110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desire (5:18-20)<text:s text:c="1"/></text:span><text:span text:style-name="a639" text:class-names=""/></text:p>
          </draw:text-box>
          <svg:title/>
          <svg:desc/>
        </draw:frame>
        <draw:frame draw:id="id111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request by the man (5:18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ply by the Messiah (5:19-2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2" draw:style-name="a652" draw:master-page-name="Master1-Layout12-tx-Title-and-Text" presentation:presentation-page-layout-name="Master1-PPL12" draw:id="Slide-267">
        <draw:frame draw:id="id112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JESUS RELEASES A DEMON-POSSESSED MAN (5:1-20)<text:s text:c="1"/></text:span><text:span text:style-name="a654" text:class-names=""/></text:p>
          </draw:text-box>
          <svg:title/>
          <svg:desc/>
        </draw:frame>
        <draw:frame draw:id="id113" presentation:style-name="a672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despair (5:1-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deliverance (5:6-1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disbelief (5:14-17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desire (5:18-20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3" draw:style-name="a673" draw:master-page-name="Master1-Layout12-tx-Title-and-Text" presentation:presentation-page-layout-name="Master1-PPL12" draw:id="Slide-268">
        <draw:frame draw:id="id114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MARK 5</text:span><text:span text:style-name="a675" text:class-names=""/></text:p>
          </draw:text-box>
          <svg:title/>
          <svg:desc/>
        </draw:frame>
        <draw:frame draw:id="id115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JESUS RELEASES A DEMON-POSSESSED MAN (5:1-20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JESUS RESTORES A SUFFERING WOMAN (5:25-34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4" draw:style-name="a688" draw:master-page-name="Master1-Layout1-title-Title-Slide" presentation:presentation-page-layout-name="Master1-PPL1" draw:id="Slide-269">
        <draw:frame draw:id="id116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JESUS RESTORES A SUFFERING WOMAN (5:25-34)<text:s text:c="1"/></text:span><text:span text:style-name="a690" text:class-names=""/></text:p>
          </draw:text-box>
          <svg:title/>
          <svg:desc/>
        </draw:frame>
        <draw:frame draw:id="id117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<text:s text:c="1"/>Her disease (5:25-26)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5" draw:style-name="a698" draw:master-page-name="Master1-Layout12-tx-Title-and-Text" presentation:presentation-page-layout-name="Master1-PPL12" draw:id="Slide-270">
        <draw:frame draw:id="id118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Her disease (5:25-26)<text:s text:c="1"/></text:span><text:span text:style-name="a700" text:class-names=""/></text:p>
          </draw:text-box>
          <svg:title/>
          <svg:desc/>
        </draw:frame>
        <draw:frame draw:id="id119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The description (5:25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 deterioration (5:26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6" draw:style-name="a713" draw:master-page-name="Master1-Layout12-tx-Title-and-Text" presentation:presentation-page-layout-name="Master1-PPL12" draw:id="Slide-271">
        <draw:frame draw:id="id120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JESUS RESTORES A SUFFERING WOMAN (5:25-34)<text:s text:c="1"/></text:span><text:span text:style-name="a715" text:class-names=""/></text:p>
          </draw:text-box>
          <svg:title/>
          <svg:desc/>
        </draw:frame>
        <draw:frame draw:id="id121" presentation:style-name="a730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Her disease (5:25-26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Her determination (5:27-28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Her deliverance (5:29-3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17" draw:style-name="a731" draw:master-page-name="Master1-Layout12-tx-Title-and-Text" presentation:presentation-page-layout-name="Master1-PPL12" draw:id="Slide-272">
        <draw:frame draw:id="id122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<text:s text:c="1"/>Her deliverance (5:29-34)<text:s text:c="1"/></text:span><text:span text:style-name="a733" text:class-names=""/></text:p>
          </draw:text-box>
          <svg:title/>
          <svg:desc/>
        </draw:frame>
        <draw:frame draw:id="id123" presentation:style-name="a751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The cure (5:29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concern (5:30-3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confession (5:3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commendation (5:34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8" draw:style-name="a752" draw:master-page-name="Master1-Layout12-tx-Title-and-Text" presentation:presentation-page-layout-name="Master1-PPL12" draw:id="Slide-273">
        <draw:frame draw:id="id124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JESUS RESTORES A SUFFERING WOMAN (5:25-34)<text:s text:c="1"/></text:span><text:span text:style-name="a754" text:class-names=""/></text:p>
          </draw:text-box>
          <svg:title/>
          <svg:desc/>
        </draw:frame>
        <draw:frame draw:id="id125" presentation:style-name="a769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Her disease (5:25-26)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Her determination (5:27-28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Her deliverance (5:29-34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9" draw:style-name="a770" draw:master-page-name="Master1-Layout12-tx-Title-and-Text" presentation:presentation-page-layout-name="Master1-PPL12" draw:id="Slide-274">
        <draw:frame draw:id="id126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MARK 5</text:span><text:span text:style-name="a772" text:class-names=""/></text:p>
          </draw:text-box>
          <svg:title/>
          <svg:desc/>
        </draw:frame>
        <draw:frame draw:id="id127" presentation:style-name="a787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JESUS RELEASES A DEMON-POSSESSED MAN (5:1-20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JESUS RESTORES A SUFFERING WOMAN (5:25-34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JESUS RESURRECTS A DEAD GIRL (5:21-24, 35-43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0" draw:style-name="a788" draw:master-page-name="Master1-Layout1-title-Title-Slide" presentation:presentation-page-layout-name="Master1-PPL1" draw:id="Slide-275">
        <draw:frame draw:id="id128" presentation:style-name="a792" draw:name="Title 1" svg:x="1.38in" svg:y="0.83in" svg:width="10.3in" svg:height="4.42in" presentation:class="title" presentation:placeholder="false">
          <draw:text-box>
            <text:p text:style-name="a791" text:class-names="" text:cond-style-name=""><text:span text:style-name="a789" text:class-names="">JESUS RESURRECTS A DEAD GIRL (5:21-24, 35-43)<text:s text:c="1"/></text:span><text:span text:style-name="a790" text:class-names=""/></text:p>
          </draw:text-box>
          <svg:title/>
          <svg:desc/>
        </draw:frame>
        <draw:frame draw:id="id129" presentation:style-name="a797" draw:name="Subtitle 2" svg:x="1.38in" svg:y="5.25in" svg:width="10.3in" svg:height="1.85in" presentation:class="subtitle" presentation:placeholder="false">
          <draw:text-box>
            <text:p text:style-name="a794" text:class-names="" text:cond-style-name=""><text:span text:style-name="a793" text:class-names=""><text:s text:c="1"/>The request (5:21-24)<text:s text:c="1"/></text:span></text:p>
            <text:p text:style-name="a796" text:class-names="" text:cond-style-name=""><text:span text:style-name="a795" text:class-names=""/></text:p>
          </draw:text-box>
          <svg:title/>
          <svg:desc/>
        </draw:frame>
      </draw:page>
      <draw:page draw:name="Slide21" draw:style-name="a798" draw:master-page-name="Master1-Layout12-tx-Title-and-Text" presentation:presentation-page-layout-name="Master1-PPL12" draw:id="Slide-276">
        <draw:frame draw:id="id130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<text:s text:c="1"/>The request (5:21-24)<text:s text:c="1"/></text:span><text:span text:style-name="a800" text:class-names=""/></text:p>
          </draw:text-box>
          <svg:title/>
          <svg:desc/>
        </draw:frame>
        <draw:frame draw:id="id131" presentation:style-name="a812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The person (5:21-22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The problem (5:23-24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2" draw:style-name="a813" draw:master-page-name="Master1-Layout12-tx-Title-and-Text" presentation:presentation-page-layout-name="Master1-PPL12" draw:id="Slide-277">
        <draw:frame draw:id="id132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JESUS RESURRECTS A DEAD GIRL (5:21-24, 35-43)<text:s text:c="1"/></text:span><text:span text:style-name="a815" text:class-names=""/></text:p>
          </draw:text-box>
          <svg:title/>
          <svg:desc/>
        </draw:frame>
        <draw:frame draw:id="id133" presentation:style-name="a836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request (5:21-24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report (5:35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reassurance (5:36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restriction (5:37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ridicule (5:38-40a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3" draw:style-name="a837" draw:master-page-name="Master1-Layout12-tx-Title-and-Text" presentation:presentation-page-layout-name="Master1-PPL12" draw:id="Slide-278">
        <draw:frame draw:id="id134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The ridicule (5:38-40a)<text:s text:c="1"/></text:span><text:span text:style-name="a839" text:class-names=""/></text:p>
          </draw:text-box>
          <svg:title/>
          <svg:desc/>
        </draw:frame>
        <draw:frame draw:id="id135" presentation:style-name="a851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The confusion (5:38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contempt (5:39-40a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24" draw:style-name="a852" draw:master-page-name="Master1-Layout12-tx-Title-and-Text" presentation:presentation-page-layout-name="Master1-PPL12" draw:id="Slide-279">
        <draw:frame draw:id="id136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JESUS RESURRECTS A DEAD GIRL (5:21-24, 35-43)<text:s text:c="1"/></text:span><text:span text:style-name="a854" text:class-names=""/></text:p>
          </draw:text-box>
          <svg:title/>
          <svg:desc/>
        </draw:frame>
        <draw:frame draw:id="id137" presentation:style-name="a878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The request (5:21-24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 report (5:35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assurance (5:36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striction (5:37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ridicule (5:38-40a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resurrection (5:40b-43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25" draw:style-name="a879" draw:master-page-name="Master1-Layout12-tx-Title-and-Text" presentation:presentation-page-layout-name="Master1-PPL12" draw:id="Slide-280">
        <draw:frame draw:id="id138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The resurrection (5:40b-43)<text:s text:c="1"/></text:span><text:span text:style-name="a881" text:class-names=""/></text:p>
          </draw:text-box>
          <svg:title/>
          <svg:desc/>
        </draw:frame>
        <draw:frame draw:id="id139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His order (5:40b-41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Her obedience (5:42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26" draw:style-name="a894" draw:master-page-name="Master1-Layout13-twoColTx-Title-and-2-Column-Text" presentation:presentation-page-layout-name="Master1-PPL13" draw:id="Slide-281">
        <draw:frame draw:id="id140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JESUS RESURRECTS A DEAD GIRL (5:21-24, 35-43)<text:s text:c="1"/></text:span><text:span text:style-name="a896" text:class-names=""/></text:p>
          </draw:text-box>
          <svg:title/>
          <svg:desc/>
        </draw:frame>
        <draw:frame draw:id="id141" presentation:style-name="a911" draw:name="Text Placeholder 2" svg:x="1.38021in" svg:y="2in" svg:width="4.61632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<text:s text:c="1"/>The request (5:21-24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The report (5:35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The reassurance (5:36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  <draw:frame draw:id="id142" presentation:style-name="a927" draw:name="Text Placeholder 3" svg:x="6.16319in" svg:y="2in" svg:width="4.61632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The restriction (5:37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ridicule (5:38-40a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resurrection (5:40b-43)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The restraint (5:43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</draw:page>
      <draw:page draw:name="Slide27" draw:style-name="a928" draw:master-page-name="Master1-Layout12-tx-Title-and-Text" presentation:presentation-page-layout-name="Master1-PPL12" draw:id="Slide-282">
        <draw:frame draw:id="id143" presentation:style-name="a932" draw:name="Title 1" svg:x="1.38in" svg:y="0.4in" svg:width="10.6in" svg:height="1.44965in" presentation:class="title" presentation:placeholder="false">
          <draw:text-box>
            <text:p text:style-name="a931" text:class-names="" text:cond-style-name=""><text:span text:style-name="a929" text:class-names="">MARK 5</text:span><text:span text:style-name="a930" text:class-names=""/></text:p>
          </draw:text-box>
          <svg:title/>
          <svg:desc/>
        </draw:frame>
        <draw:frame draw:id="id144" presentation:style-name="a945" draw:name="Text Placeholder 2" svg:x="1.38in" svg:y="2in" svg:width="9.4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JESUS RELEASES A DEMON-POSSESSED MAN (5:1-20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JESUS RESTORES A SUFFERING WOMAN (5:25-34)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JESUS RESURRECTS A DEAD GIRL (5:21-24, 35-43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5</dc:title>
    <meta:initial-creator>David STRICKLAND</meta:initial-creator>
    <dc:creator>David STRICKLAND</dc:creator>
    <meta:creation-date>2020-02-22T19:30:13Z</meta:creation-date>
    <dc:date>2020-02-22T19:30:14Z</dc:date>
    <meta:template xlink:href="BibleStudy" xlink:type="simple"/>
    <meta:editing-cycles>1</meta:editing-cycles>
    <meta:editing-duration>PT0S</meta:editing-duration>
    <meta:document-statistic meta:paragraph-count="102" meta:word-count="688"/>
  </office:meta>
</office:document-meta>
</file>